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b86ee"/>
    </style:style>
    <style:style style:name="P2" style:family="paragraph" style:parent-style-name="Standard">
      <style:paragraph-properties fo:line-height="150%"/>
      <style:text-properties officeooo:paragraph-rsid="0015216e"/>
    </style:style>
    <style:style style:name="P3" style:family="paragraph" style:parent-style-name="Standard">
      <style:paragraph-properties fo:line-height="150%"/>
      <style:text-properties officeooo:paragraph-rsid="0015d263"/>
    </style:style>
    <style:style style:name="P4" style:family="paragraph" style:parent-style-name="Standard">
      <style:paragraph-properties fo:line-height="150%"/>
      <style:text-properties fo:color="#000000" style:font-name="Courier New" fo:font-size="15pt" style:rfc-language-tag="mn-Cyrl-MN" fo:language="mn" fo:script="Cyrl" fo:country="MN" fo:font-weight="bold" officeooo:paragraph-rsid="0007f683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50%"/>
      <style:text-properties fo:color="#000000" style:font-name="Garamond" fo:font-size="15pt" fo:font-weight="bold" officeooo:paragraph-rsid="0007f683" style:font-size-asian="15pt" style:font-weight-asian="bold" style:font-size-complex="15pt" style:font-weight-complex="bold"/>
    </style:style>
    <style:style style:name="T1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2" style:family="text">
      <style:text-properties fo:color="#000000" style:font-name="Courier New" fo:font-size="14pt" style:rfc-language-tag="mn-Cyrl-MN" fo:language="mn" fo:script="Cyrl" fo:country="MN" fo:font-weight="normal" officeooo:rsid="001ca685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style:rfc-language-tag="mn-Cyrl-MN" fo:language="mn" fo:script="Cyrl" fo:country="MN" fo:font-weight="normal" officeooo:rsid="0009e7fc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style:rfc-language-tag="mn-Cyrl-MN" fo:language="mn" fo:script="Cyrl" fo:country="MN" fo:font-weight="normal" officeooo:rsid="000b86ee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style:rfc-language-tag="mn-Cyrl-MN" fo:language="mn" fo:script="Cyrl" fo:country="MN" fo:font-weight="normal" officeooo:rsid="000d6166" style:font-size-asian="14pt" style:font-weight-asian="normal" style:font-size-complex="14pt" style:font-weight-complex="normal"/>
    </style:style>
    <style:style style:name="T6" style:family="text">
      <style:text-properties fo:color="#000000" style:font-name="Courier New" fo:font-size="14pt" style:rfc-language-tag="mn-Cyrl-MN" fo:language="mn" fo:script="Cyrl" fo:country="MN" fo:font-weight="normal" officeooo:rsid="000e6ff9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style:rfc-language-tag="mn-Cyrl-MN" fo:language="mn" fo:script="Cyrl" fo:country="MN" fo:font-weight="normal" officeooo:rsid="000faedb" style:font-size-asian="14pt" style:font-weight-asian="normal" style:font-size-complex="14pt" style:font-weight-complex="normal"/>
    </style:style>
    <style:style style:name="T8" style:family="text">
      <style:text-properties fo:color="#000000" style:font-name="Courier New" fo:font-size="14pt" style:rfc-language-tag="mn-Cyrl-MN" fo:language="mn" fo:script="Cyrl" fo:country="MN" fo:font-weight="normal" officeooo:rsid="00126879" style:font-size-asian="14pt" style:font-weight-asian="normal" style:font-size-complex="14pt" style:font-weight-complex="normal"/>
    </style:style>
    <style:style style:name="T9" style:family="text">
      <style:text-properties fo:color="#000000" style:font-name="Courier New" fo:font-size="14pt" style:rfc-language-tag="mn-Cyrl-MN" fo:language="mn" fo:script="Cyrl" fo:country="MN" fo:font-weight="normal" officeooo:rsid="00131c87" style:font-size-asian="14pt" style:font-weight-asian="normal" style:font-size-complex="14pt" style:font-weight-complex="normal"/>
    </style:style>
    <style:style style:name="T10" style:family="text">
      <style:text-properties fo:color="#000000" style:font-name="Courier New" fo:font-size="14pt" style:rfc-language-tag="mn-Cyrl-MN" fo:language="mn" fo:script="Cyrl" fo:country="MN" fo:font-weight="normal" officeooo:rsid="0014ed7b" style:font-size-asian="14pt" style:font-weight-asian="normal" style:font-size-complex="14pt" style:font-weight-complex="normal"/>
    </style:style>
    <style:style style:name="T11" style:family="text">
      <style:text-properties fo:color="#000000" style:font-name="Courier New" fo:font-size="14pt" style:rfc-language-tag="mn-Cyrl-MN" fo:language="mn" fo:script="Cyrl" fo:country="MN" fo:font-weight="normal" officeooo:rsid="0015216e" style:font-size-asian="14pt" style:font-weight-asian="normal" style:font-size-complex="14pt" style:font-weight-complex="normal"/>
    </style:style>
    <style:style style:name="T12" style:family="text">
      <style:text-properties fo:color="#000000" style:font-name="Courier New" fo:font-size="14pt" style:rfc-language-tag="mn-Cyrl-MN" fo:language="mn" fo:script="Cyrl" fo:country="MN" fo:font-weight="normal" officeooo:rsid="0015d263" style:font-size-asian="14pt" style:font-weight-asian="normal" style:font-size-complex="14pt" style:font-weight-complex="normal"/>
    </style:style>
    <style:style style:name="T13" style:family="text">
      <style:text-properties officeooo:rsid="0023b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3"><text:tab/>Миний дуртай хамтлаг</text:span>.</text:p>
      <text:p text:style-name="P5"/>
      <text:p text:style-name="P1"><text:span text:style-name="T1"><text:tab/></text:span><text:span text:style-name="T2">Олон сайн хөгжимчид байдаг. </text:span><text:span text:style-name="T3">Хэцүү нэг хамтлаг </text:span><text:span text:style-name="T4">сонгох. Харин би Битлз сонгосон. Бага наснаас минь олон тэдний хөгжим сонсдог байсан.</text:span></text:p>
      <text:p text:style-name="P1"><text:span text:style-name="T4"><text:tab/></text:span><text:span text:style-name="T5">Битлз мянга есөн зуун жар</text:span><text:span text:style-name="T10">ан</text:span><text:span text:style-name="T5"> </text:span><text:span text:style-name="T6">онд</text:span><text:span text:style-name="T5"> Ливерпүүл</text:span><text:span text:style-name="T6">т байгуулагджээ. </text:span><text:span text:style-name="T7">Энэ хамтлаган</text:span><text:span text:style-name="T6"> оролцогчид </text:span><text:span text:style-name="T7">Жон Леннон, Пол Маккартни, Жорж Харрисон, Ринго Старр дөрөв.</text:span></text:p>
      <text:p text:style-name="P2"><text:span text:style-name="T7"><text:tab/></text:span><text:span text:style-name="T8">М</text:span><text:span text:style-name="T5">янга есөн зуун жаран </text:span><text:span text:style-name="T10">гурван</text:span><text:span text:style-name="T5"> </text:span><text:span text:style-name="T9">онд тэд нэгд</text:span><text:span text:style-name="T3">ү</text:span><text:span text:style-name="T9">гээр цомог бичсэн.</text:span></text:p>
      <text:p text:style-name="P2"><text:span text:style-name="T9"><text:tab/></text:span><text:span text:style-name="T8">М</text:span><text:span text:style-name="T5">янга есөн зуун жаран дөрвөн </text:span><text:span text:style-name="T11">тэд концэрт тоглхоор Америкт явав.</text:span><text:span text:style-name="T9"> Удалгүй тэд маш их алдаршжээ.</text:span></text:p>
      <text:p text:style-name="P3"><text:span text:style-name="T9"><text:tab/> </text:span><text:span text:style-name="T8">М</text:span><text:span text:style-name="T5">янга есөн зуун жаран зургаан </text:span><text:span text:style-name="T12">Rubber Soul цомог бичэв. Миний бодхоод Rubber Soul-аас цомогнууд тэдний хамгийн сайн болжээ.</text:span></text:p>
      <text:p text:style-name="P3"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3:50:25.214781802</meta:creation-date>
    <dc:date>2019-03-26T04:44:48.597048373</dc:date>
    <meta:editing-duration>PT34M7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1" meta:paragraph-count="7" meta:word-count="86" meta:character-count="578" meta:non-whitespace-character-count="490"/>
  </office:meta>
</office:document-meta>
</file>